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84d1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background-color="transparent"/>
    </style:style>
    <style:style style:name="P2" style:family="paragraph">
      <loext:graphic-properties draw:fill="solid" draw:fill-color="#0084d1"/>
      <style:text-properties fo:background-color="transparent"/>
    </style:style>
    <style:style style:name="P3" style:family="paragraph">
      <loext:graphic-properties draw:fill="solid" draw:fill-color="#0084d1"/>
      <style:text-properties fo:background-color="#ffff00"/>
    </style:style>
    <style:style style:name="P4" style:family="paragraph">
      <loext:graphic-properties draw:fill-color="#ffffff"/>
    </style:style>
    <style:style style:name="T1" style:family="text">
      <style:text-properties fo:background-color="transparent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192cm" svg:height="1.016cm" svg:x="6.604cm" svg:y="5.588cm">
          <draw:text-box>
            <text:p text:style-name="P1">
              <text:span text:style-name="T1">This text doesn't have white background </text:span>
            </text:p>
          </draw:text-box>
        </draw:frame>
        <draw:frame draw:style-name="gr1" draw:text-style-name="P3" draw:layer="layout" svg:width="12.192cm" svg:height="1.016cm" svg:x="6.604cm" svg:y="7.874cm">
          <draw:text-box>
            <text:p>
              <text:span text:style-name="T2">This text has yellow background </text:span>
           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
            <text:span text:style-name="MT1">
              <presentation:header/>
            </text:span>
          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
            <text:span text:style-name="MT1">
              <presentation:date-time/>
            </text:span>
          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
            <text:span text:style-name="MT1">
              <presentation:footer/>
            </text:span>
          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
            <text:span text:style-name="MT1">
              <text:page-number>&lt;number&gt;</text:page-number>
            </text:span>
          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
            <text:span text:style-name="MT1">
              <presentation:date-time/>
            </text:span>
          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
            <text:span text:style-name="MT1">
              <presentation:footer/>
            </text:span>
          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
            <text:span text:style-name="MT1">
              <text:page-number>&lt;number&gt;</text:page-number>
            </text:span>
          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
              <text:span text:style-name="MT1">
                <presentation:header/>
              </text:span>
            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
              <text:span text:style-name="MT1">
                <presentation:date-time/>
              </text:span>
            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
              <text:span text:style-name="MT1">
                <presentation:footer/>
              </text:span>
            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
              <text:span text:style-name="MT1">
                <text:page-number>&lt;number&gt;</text:page-number>
              </text:span>
            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5:25:01.106536037</meta:creation-date>
    <dc:date>2015-06-17T15:37:59.895586545</dc:date>
    <meta:editing-duration>PT4M15S</meta:editing-duration>
    <meta:editing-cycles>3</meta:editing-cycles>
    <meta:generator>LibreOfficeDev/5.1.0.0.alpha1$Linux_X86_64 LibreOffice_project/1532c846c7c0f93fd77317195da2a405855d278b</meta:generator>
    <meta:document-statistic meta:object-count="25"/>
  </office:meta>
</office:document-meta>
</file>